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Gentium Basic" officeooo:rsid="001fa9c5" officeooo:paragraph-rsid="001fa9c5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Gentium Basic" officeooo:rsid="001fa9c5" officeooo:paragraph-rsid="0020f831"/>
    </style:style>
    <style:style style:name="T1" style:family="text">
      <style:text-properties officeooo:rsid="0020cc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kāsaṁ me bhante thero detu, pavāraṇāñattiṁ uddesituṁ. </text:p>
      <text:p text:style-name="P1"/>
      <text:p text:style-name="P1">PUBBA-KICCAṀ</text:p>
      <text:p text:style-name="P1"/>
      <text:p text:style-name="P1">Pavāraṇākaraṇato pubbe navavidhaṁ pubbakiccaṁ kātabbaṁ hoti:</text:p>
      <text:p text:style-name="P1"/>
      <text:p text:style-name="P1">1) Taṇṭhānasammajjanañca;</text:p>
      <text:p text:style-name="P1">2) tattha padīpujjalanañca;</text:p>
      <text:p text:style-name="P1">3) āsanapaññapanañca;</text:p>
      <text:p text:style-name="P1">4) pānīyaparibhojanīyūpaṭṭhapanañca;</text:p>
      <text:p text:style-name="P1">5) chandārahānaṁ bhikkhūnaṁ chandāharaṇañca;</text:p>
      <text:p text:style-name="P1">6) tesaññeva akatapavāraṇānaṁ pavāraṇāyapi āharaṇañca;</text:p>
      <text:p text:style-name="P1">7) utukkhānañca;</text:p>
      <text:p text:style-name="P1">8) bhikkhugaṇanā ca;</text:p>
      <text:p text:style-name="P1">9) bhikkhunīnamovādo cā’ti.</text:p>
      <text:p text:style-name="P1"/>
      <text:p text:style-name="P1">Tattha purimesu catūsu kiccesu padīpakiccaṁ idāni suriyālokassa atthitāya natthi. Aparāni tīṇi bhikkhūnaṁ vattaṁ jānantehi bhikkhūhi katāni pariniṭṭhitāni honti.</text:p>
      <text:p text:style-name="P1"/>
      <text:p text:style-name="P1">Chandāharaṇa pavāraṇā āharaṇāni pana imissaṁ sīmāyaṁ hatthapāsaṁ vijahitvā nisinnānaṁ bhikkhūnaṁ abhāvato natthi. </text:p>
      <text:p text:style-name="P1"/>
      <text:p text:style-name="P1">Utukkhānaṁ nāma ettakaṁ atikkantaṁ ettakaṁ avasiṭṭhan'ti; evaṁ utu-ācikkhanaṁ.</text:p>
      <text:p text:style-name="P1"/>
      <text:p text:style-name="P1">Utūnīdha pana sāsane hemanta-gimha-vassānānaṁ vasena tīṇi honti. Ayaṁ vassānotu. <text:s/>Asmiñca utumhi satta ca uposathā ekā ca pavāraṇā iminā pakkhena: ekā pavāraṇā sampattā, pañca uposathā attikantā, dve uposathā avasiṭṭhā. Iti evaṁ sabbehi āyasmantehi utukkhānaṁ dhāretabbaṁ.</text:p>
      <text:p text:style-name="P1">(Evaṁ bhante/āvuso)</text:p>
      <text:p text:style-name="P1"/>
      <text:p text:style-name="P1">Bhikkhugaṇanā nāma imasmiṁ pavāraṇagge pavāraṇatthāya sannipatitā bhikkhū ettakāti, bhikkhūnaṁ gaṇanā. Imasmim pana pavāraṇagge dasa bhikkhū sannipatitā honti. Iti evaṁ sabbehi āyasmantehi bhikkhugaṇanāpi dhāretabbā.</text:p>
      <text:p text:style-name="P1"><text:soft-page-break/>(Evaṁ bhante/āvuso) </text:p>
      <text:p text:style-name="P1"/>
      <text:p text:style-name="P1">Bhikkhunīnamovādo pana idāni tāsaṁ natthitāya natthi. </text:p>
      <text:p text:style-name="P1"/>
      <text:p text:style-name="P1">Iti sakaraṇokāsānaṁ pubbakiccānaṁ katattā, nikkaraṇokāsānaṁ pubbakiccānaṁ pakatiyā pariniṭṭhitattā evantaṁ navavidhaṁ pubbakiccaṁ pariniṭṭhitaṁ hoti.</text:p>
      <text:p text:style-name="P1"/>
      <text:p text:style-name="P1">Niṭṭhite ca pubbakicce:</text:p>
      <text:p text:style-name="P1"/>
      <text:p text:style-name="P1">Sace so divaso cātuddasī-paṇṇarasī-sāmaggīnamaññataro, yathājja pavāraṇā paṇṇaras<text:span text:style-name="T1">ī</text:span>, </text:p>
      <text:p text:style-name="P1"/>
      <text:p text:style-name="P1">1. yāvatikā ca bhikkhū kammappattā saṅgha-pavāraṇārahā, pañca vā tato vā atirekā pakatattā pārājikaṁ anāpannā saṅghena vā anukkhittā, </text:p>
      <text:p text:style-name="P1">2. te ca kho hatthapāsaṁ avijahitvā ekasīmāyaṁ ṭhitā, </text:p>
      <text:p text:style-name="P1">3. tesañca vikālabhojanādivasena vatthu sabhāgāpattiyo ce na vijjanti, </text:p>
      <text:p text:style-name="P1">4. tesañca hatthapāse hatthapāsato bahikaraṇavasena vajjetabbo koci vajjanīyapuggalo ce natthi. </text:p>
      <text:p text:style-name="P1"/>
      <text:p text:style-name="P1">Evantaṁ pavāraṇākammaṁ imehi catūhi lakkhaṇehi saṅgahitaṁ pattakallaṁ nāma hoti, kātuṁ yuttarūpaṁ. </text:p>
      <text:p text:style-name="P1"/>
      <text:p text:style-name="P1">Pavāraṇākammassa pattakallattaṁ viditvā idāni kariyamānā pavāraṇā saṅghena anumānetabbā.</text:p>
      <text:p text:style-name="P1"/>
      <text:p text:style-name="P1">(Sādhu, bhante/āvuso) </text:p>
      <text:p text:style-name="P1"/>
      <text:p text:style-name="P1"/>
      <text:p text:style-name="P1">Senior bhikkhu: Pubbakaraṇa-pubbakiccāni samāpetvā, imassa nisinnassa bhikkhusaṅghassa anumatiyā pavāraṇāñattiṁ ṭhapetuṁ uddesituṁ ajjhesanaṁ karom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33:03.023000000</meta:creation-date>
    <dc:date>2016-10-06T09:29:47.931000000</dc:date>
    <meta:editing-duration>PT7M4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2" meta:paragraph-count="31" meta:word-count="245" meta:character-count="2301" meta:non-whitespace-character-count="2074"/>
  </office:meta>
</office:document-meta>
</file>